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P1" style:family="paragraph" style:parent-style-name="Standard">
      <style:paragraph-properties fo:line-height="115%"/>
    </style:style>
    <style:style style:name="P2" style:family="paragraph" style:parent-style-name="Standard">
      <style:paragraph-properties fo:line-height="115%" fo:text-align="justify" style:justify-single-word="false"/>
    </style:style>
    <style:style style:name="P3" style:family="paragraph" style:parent-style-name="Standard">
      <style:paragraph-properties fo:line-height="115%" fo:text-align="justify" style:justify-single-word="false"/>
      <style:text-properties officeooo:paragraph-rsid="002427d5"/>
    </style:style>
    <style:style style:name="P4" style:family="paragraph" style:parent-style-name="Text_20_body">
      <style:paragraph-properties fo:line-height="115%"/>
    </style:style>
    <style:style style:name="P5" style:family="paragraph" style:parent-style-name="Standard">
      <style:paragraph-properties fo:line-height="115%" fo:text-align="justify" style:justify-single-word="false"/>
      <style:text-properties fo:font-weight="bold" officeooo:paragraph-rsid="002427d5" style:font-weight-asian="bold" style:font-weight-complex="bold"/>
    </style:style>
    <style:style style:name="P6" style:family="paragraph" style:parent-style-name="Text_20_body">
      <style:paragraph-properties fo:line-height="115%"/>
      <style:text-properties fo:font-weight="bold" style:font-weight-asian="bold" style:font-weight-complex="bold"/>
    </style:style>
    <style:style style:name="P7" style:family="paragraph" style:parent-style-name="Standard">
      <style:paragraph-properties fo:line-height="115%" fo:text-align="justify" style:justify-single-word="false"/>
      <style:text-properties fo:font-weight="bold" officeooo:paragraph-rsid="002427d5" style:font-weight-asian="bold" style:font-weight-complex="bold"/>
    </style:style>
    <style:style style:name="P8" style:family="paragraph" style:parent-style-name="Heading_20_1">
      <style:paragraph-properties fo:line-height="115%"/>
    </style:style>
    <style:style style:name="P9" style:family="paragraph" style:parent-style-name="Heading_20_1">
      <style:paragraph-properties fo:line-height="115%" fo:keep-with-next="always"/>
      <style:text-properties style:font-name="Liberation Sans" style:font-name-asian="Noto Sans CJK SC" style:font-name-complex="FreeSan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1">LUCAS MATHEUS BRUCE DA SILVA</text:h>
      <text:p text:style-name="P1">Address: R. Manoel Nunes dos Santos, nº 640, Aeroporto, Bayeux, Paraíba<text:line-break/>Phone: +55 (83) 98881-0556 | Email: lucasmatheusbruce@gmail.com | <text:a xlink:type="simple" xlink:href="https://www.linkedin.com/in/lucas-matheus-bruce-silva/" text:style-name="Internet_20_link" text:visited-style-name="Visited_20_Internet_20_Link">LINKEDIN</text:a> | <text:a xlink:type="simple" xlink:href="https://github.com/LucasBruce" text:style-name="Internet_20_link" text:visited-style-name="Visited_20_Internet_20_Link">GITHUB</text:a> | Nationality: Brazilian</text:p>
      <text:h text:style-name="P8" text:outline-level="1">Professional Summary</text:h>
      <text:p text:style-name="P2">Frontend Angular Developer with over 2 years of experience migrating legacy systems (AngularJS → Angular 12+) for major clients such as Banco do Brasil. Specialized in building performant and scalable interfaces using TypeScript, RxJS, and Micro-Frontend architecture.</text:p>
      <text:h text:style-name="P8" text:outline-level="1">Professional Experience</text:h>
      <text:p text:style-name="P5">Frontend Developer – Banco do Brasil – Mar/2022 – Present (Indra)</text:p>
      <text:p text:style-name="P2">Working on the migration of legacy systems from AngularJS to Angular 12+ and 16+, improving scalability and performance. Responsible for frontend development, version control with Git, unit testing with Jasmine and Karma. Also involved in creating component diagrams and participating in code reviews.</text:p>
      <text:p text:style-name="P5">Fullstack Developer – SEFAZ – Feb/2022 – Mar/2022 (Indra)</text:p>
      <text:p text:style-name="P2">Implemented screens for querying, editing, validation, and cancellation in the ATF system (collection module). Technologies used: Java EE, SQL, Eclipse, HTML, CSS, and JavaScript. Contributed to the maintenance of critical features and performance optimizations.</text:p>
      <text:p text:style-name="P5">Backend Developer – Internal Project at Indra – Nov/2021 – Feb/2022</text:p>
      <text:p text:style-name="P3">Java Developer (Spring Boot) working on feature development for the Datahub web system. Developed features such as data export to Excel (.xls) and PDF formats, implemented filters, and created unit tests using JUnit5. Worked within a REST architecture using Eclipse IDE and Elasticsearch for indexing and data storage.</text:p>
      <text:p text:style-name="P5">Systems Analyst Intern – IESP Software Factory – Feb/2017 – May/2017</text:p>
      <text:p text:style-name="P3">Intern as a Systems Analyst responsible for requirements analysis, documentation of use cases in UML format, and data modeling (entity-relationship).</text:p>
      <text:h text:style-name="P8" text:outline-level="1">Education</text:h>
      <text:p text:style-name="P6">UNIESP College – 2022 – 2023</text:p>
      <text:p text:style-name="P4">Postgraduate MBA in Full-Stack Development.</text:p>
      <text:p text:style-name="P6">IESP/FATECPB College – 2014 – 2017</text:p>
      <text:p text:style-name="P4">Bachelor’s Degree in Information Systems.</text:p>
      <text:p text:style-name="P4"/>
      <text:h text:style-name="P8" text:outline-level="1" text:is-list-header="true"><text:soft-page-break/>Technical Skills</text:h>
      <text:p text:style-name="P6">Languages</text:p>
      <text:p text:style-name="P4">TypeScript, JavaScript, Java, C#, Shell Script, SQL, Sass.</text:p>
      <text:p text:style-name="P6">Frameworks</text:p>
      <text:p text:style-name="P4">Angular 12+, Angular 16+, Angular 17+, NestJS, Spring Boot, Vue.js.</text:p>
      <text:p text:style-name="P6">Tools</text:p>
      <text:p text:style-name="P4">ESLint, Sonar, Git, VS Code, NPM, Webpack, Prettier, Copilot.</text:p>
      <text:p text:style-name="P6">Testing</text:p>
      <text:p text:style-name="P4">Jasmine, Karma, JUnit 5.</text:p>
      <text:p text:style-name="P6">Databases</text:p>
      <text:p text:style-name="P4">MySQL, PostgreSQL.</text:p>
      <text:p text:style-name="P6">Libraries</text:p>
      <text:p text:style-name="P4">iFrame, jsPDF, ExcelJS, PDFMake, Chart.js, RxJS.</text:p>
      <text:p text:style-name="P6">Methodologies</text:p>
      <text:p text:style-name="P4">Micro-Frontend, Lazy Loading, Scrum, GitFlow, CI/CD, SOLID, OOP, Design System.</text:p>
      <text:h text:style-name="P9" text:outline-level="1">Soft Skills</text:h>
      <text:p text:style-name="P6">Self-Learning</text:p>
      <text:p text:style-name="P4">Able to quickly grasp new concepts and adapt to change, even without formal guidance. I strive to understand not just "how" but "why" behind each solution.</text:p>
      <text:p text:style-name="P6">Collaboration</text:p>
      <text:p text:style-name="P4">Appreciate diverse perspectives and adjust my work based on well-founded feedback.</text:p>
      <text:p text:style-name="P6">Resilience</text:p>
      <text:p text:style-name="P4">Maintain focus under tight deadlines, prioritize tasks without compromising quality, and view mistakes as learning opportunities.</text:p>
      <text:p text:style-name="P6">Organization</text:p>
      <text:p text:style-name="P4">Use prioritized task lists to balance multiple demands. Carefully review code and documentation to avoid rework.</text:p>
      <text:h text:style-name="P9" text:outline-level="1">Languages</text:h>
      <text:p text:style-name="P4">English: Basic (technical reading of documenta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fo:color="#000000" loext:opacity="100%" style:font-name="Liberation Serif" fo:font-size="12pt" fo:language="pt" fo:country="BR"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pt" fo:country="BR"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Comment" style:family="paragraph" style:parent-style-name="Standard" style:class="extra">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text:page-number></text:p>
      </style:footer>
      <style:footer-left>
        <text:p text:style-name="Footer"><text:page-number text:select-page="current">2</text:page-number></text:p>
      </style:footer-left>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date>2025-05-07T16:39:52.023236327</dc:date>
    <meta:editing-duration>PT2H49M39S</meta:editing-duration>
    <meta:editing-cycles>55</meta:editing-cycles>
    <meta:print-date>2025-05-03T10:24:48.192898633</meta:print-date>
    <meta:printed-by>Arquivos PDF</meta:printed-by>
    <meta:document-statistic meta:table-count="0" meta:image-count="0" meta:object-count="0" meta:page-count="2" meta:paragraph-count="46" meta:word-count="407" meta:character-count="2993" meta:non-whitespace-character-count="2616"/>
  </office:meta>
</office:document-meta>
</file>